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20216" officeooo:paragraph-rsid="001202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refas para 9/7</text:p>
      <text:p text:style-name="P1"/>
      <text:p text:style-name="P1">Dividir a sala em 4 equipes:</text:p>
      <text:p text:style-name="P1"/>
      <text:p text:style-name="P1">Cada equipe irá busca 4 imagens de cada tema e toda a sala irá escolhe a melhor imagem para cada tema.</text:p>
      <text:p text:style-name="P1"/>
      <text:p text:style-name="P1"/>
      <text:p text:style-name="P1">Tema 1: LGBT existem clínicas gratuitas que prestam serviço a população LGBT. Procurar 3 imagens para esse grup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8T20:55:27.606099399</meta:creation-date>
    <dc:date>2018-07-08T21:01:52.762514424</dc:date>
    <meta:editing-duration>PT6M25S</meta:editing-duration>
    <meta:editing-cycles>1</meta:editing-cycles>
    <meta:document-statistic meta:table-count="0" meta:image-count="0" meta:object-count="0" meta:page-count="1" meta:paragraph-count="4" meta:word-count="48" meta:character-count="258" meta:non-whitespace-character-count="214"/>
    <meta:generator>LibreOffice/6.0.3.2$Linux_X86_64 LibreOffice_project/00m0$Build-2</meta:generator>
  </office:meta>
</office:document-meta>
</file>